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NewRomanPS-BoldMT" svg:font-family="TimesNewRomanPS-BoldM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orphans="2" widows="2" fo:margin-left="0in" fo:margin-right="0in" fo:text-align="start" style:justify-single-word="false" fo:text-indent="0in" style:auto-text-indent="false" fo:padding="0in" fo:border="none"/>
    </style:style>
    <style:style style:name="P2" style:family="paragraph" style:parent-style-name="Standard" style:master-page-name="PM2">
      <style:paragraph-properties orphans="2" widows="2" fo:margin-left="0in" fo:margin-right="0in" fo:text-align="start" style:justify-single-word="false" fo:text-indent="0in" style:auto-text-indent="false" style:page-number="auto" fo:padding="0in" fo:border="none"/>
    </style:style>
    <style:style style:name="P3" style:family="paragraph" style:parent-style-name="Standard">
      <style:paragraph-properties orphans="2" widows="2" fo:margin-left="0in" fo:margin-right="0in" fo:text-align="start" style:justify-single-word="false" fo:text-indent="0in" style:auto-text-indent="false" fo:padding="0in" fo:border="none"/>
      <style:text-properties fo:color="#000000" style:text-position="0% 100%" style:font-name="TimesNewRomanPS-BoldMT" fo:font-size="12pt" fo:language="en" fo:country="US" style:font-name-asian="TimesNewRomanPS-BoldMT" style:font-size-asian="12pt" style:font-name-complex="TimesNewRomanPS-BoldMT" style:font-size-complex="12pt"/>
    </style:style>
    <style:style style:name="P4" style:family="paragraph" style:parent-style-name="Standard" style:list-style-name="L1">
      <style:paragraph-properties fo:text-align="start" style:justify-single-word="false" fo:padding="0in" fo:border="none"/>
      <style:text-properties officeooo:paragraph-rsid="00012900"/>
    </style:style>
    <style:style style:name="P5" style:family="paragraph" style:parent-style-name="Standard" style:list-style-name="L1">
      <style:paragraph-properties fo:text-align="start" style:justify-single-word="false" fo:padding="0in" fo:border="none"/>
      <style:text-properties officeooo:rsid="00012900" officeooo:paragraph-rsid="00012900"/>
    </style:style>
    <style:style style:name="T1" style:family="text">
      <style:text-properties fo:color="#000000" style:text-position="0% 100%" style:font-name="TimesNewRomanPS-BoldMT" fo:font-size="12pt" fo:language="en" fo:country="US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2" style:family="text">
      <style:text-properties fo:color="#000000" style:text-position="0% 100%" style:font-name="TimesNewRomanPS-BoldMT" fo:font-size="12pt" fo:language="en" fo:country="US" style:font-name-asian="TimesNewRomanPS-BoldMT" style:font-size-asian="12pt" style:font-name-complex="TimesNewRomanPS-BoldMT" style:font-size-complex="12pt"/>
    </style:style>
    <style:style style:name="T3" style:family="text">
      <style:text-properties fo:color="#000000" style:text-position="0% 100%" style:font-name="TimesNewRomanPS-BoldMT" fo:font-size="12pt" fo:language="en" fo:country="US" style:font-name-asian="TimesNewRomanPS-BoldMT" style:font-size-asian="12pt" style:font-name-complex="TimesNewRomanPS-BoldMT" style:font-size-complex="12pt"/>
    </style:style>
    <style:style style:name="T4" style:family="text">
      <style:text-properties fo:color="#000000" style:text-position="0% 100%" style:font-name="TimesNewRomanPS-BoldMT" fo:font-size="12pt" fo:language="en" fo:country="US" style:text-underline-style="solid" style:text-underline-width="auto" style:text-underline-color="font-color" style:font-name-asian="TimesNewRomanPS-BoldMT" style:font-size-asian="12pt" style:font-name-complex="TimesNewRomanPS-BoldM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ourse:</text:span><text:span text:style-name="T2"> MATH 2421 — Differential and Integral Calculus <text:s/></text:span></text:p>
      <text:p text:style-name="P1"><text:span text:style-name="T1">Textbook:</text:span><text:span text:style-name="T2"> TBA</text:span></text:p>
      <text:p text:style-name="P1"><text:span text:style-name="T2"/></text:p>
      <text:p text:style-name="P1"><text:span text:style-name="T1">Instructor:</text:span><text:span text:style-name="T2"> Randy R. Davila <text:s text:c="8"/></text:span><text:span text:style-name="T1">Email:</text:span><text:span text:style-name="T2"> </text:span><text:a xlink:type="simple" xlink:href="mailto:DavilaR@uhd.edu" text:style-name="Internet_20_link" text:visited-style-name="Visited_20_Internet_20_Link"><text:span text:style-name="T4">DavilaR@uhd.edu</text:span></text:a><text:span text:style-name="T2"> <text:s text:c="7"/></text:span><text:span text:style-name="T1">Phone:</text:span><text:span text:style-name="T2"> 713-221-5876 <text:s text:c="2"/></text:span></text:p>
      <text:p text:style-name="P1"><text:span text:style-name="T1">Office:</text:span><text:span text:style-name="T2"> S727 <text:s text:c="36"/></text:span><text:span text:style-name="T1">Office Hours:</text:span><text:span text:style-name="T2"> TTH 3:00pm–4:00 pm</text:span></text:p>
      <text:p text:style-name="P1"/>
      <text:p text:style-name="P1"><text:span text:style-name="T1">Course Description:</text:span><text:span text:style-name="T2"> Differential and Integral Calculus is primarily designed for data science majors, but can also be suitable for mathematics, statistics, and computer science majors.This course covers topics typically taught in Calculus 1 and Calculus 2, while focusing on applications to data science. Topics include:</text:span></text:p>
      <text:list xml:id="list4093633257" text:style-name="L1">
        <text:list-item>
          <text:p text:style-name="P4"><text:span text:style-name="T2">Limits</text:span></text:p>
        </text:list-item>
        <text:list-item>
          <text:p text:style-name="P4"><text:span text:style-name="T2">Continuity of Functions</text:span></text:p>
        </text:list-item>
        <text:list-item>
          <text:p text:style-name="P4"><text:span text:style-name="T2">Derivatives</text:span></text:p>
        </text:list-item>
        <text:list-item>
          <text:p text:style-name="P4"><text:span text:style-name="T2">Newton’s Method</text:span></text:p>
        </text:list-item>
        <text:list-item>
          <text:p text:style-name="P4"><text:span text:style-name="T2">Applications of the Derivative: Optimization</text:span></text:p>
        </text:list-item>
        <text:list-item>
          <text:p text:style-name="P4"><text:span text:style-name="T2">Infinite Series and Sequences </text:span></text:p>
        </text:list-item>
        <text:list-item>
          <text:p text:style-name="P4"><text:span text:style-name="T2">The Riemann Integral </text:span></text:p>
        </text:list-item>
        <text:list-item>
          <text:p text:style-name="P5"><text:span text:style-name="T2">The indefinite integral</text:span></text:p>
        </text:list-item>
        <text:list-item>
          <text:p text:style-name="P4"><text:span text:style-name="T2">Applications of <text:s/>the Integral </text:span></text:p>
        </text:list-item>
        <text:list-item>
          <text:p text:style-name="P4"><text:span text:style-name="T2">The Fundamental Theorem of Calculus </text:span></text:p>
        </text:list-item>
      </text:list>
      <text:p text:style-name="P1"/>
      <text:p text:style-name="P1"><text:span text:style-name="T1">Grading Policy: </text:span><text:span text:style-name="T2">You will need to purchase a 3-ring binder. This binder will be used to hold and organize your coursework. You will need to make sections (using dividers) for the following (percentage of overall grade shown):</text:span></text:p>
      <text:p text:style-name="P3"><text:tab/>Homework &amp; Class Activities: 15%</text:p>
      <text:p text:style-name="P3"><text:tab/>Exam 1: 25%</text:p>
      <text:p text:style-name="P3"><text:tab/>Exam 2: 25%</text:p>
      <text:p text:style-name="P3"><text:tab/>Final Exam: 35%</text:p>
      <text:p text:style-name="P1"/>
      <text:p text:style-name="P1"><text:span text:style-name="T1">General University Policies:</text:span><text:span text:style-name="T2"> All students are subject to UH-Downtown Academic Honesty Policy and to all other university-wide policies and procedures as they are set forth in the UH-Downtown University Catalog and Student Handbook. </text:span></text:p>
      <text:p text:style-name="P1"/>
      <text:p text:style-name="P1"><text:span text:style-name="T1">Statement on Reasonable Accommodations:</text:span><text:span text:style-name="T2"> UH-Downtown complies with Section 504 of the Rehabilitation Act of 1973 and the Americans with Disabilities Act of 1990, pertaining to the provision of reasonable academic adjustments/auxiliary aids for students with a disability. In accordance with Section 504 and ADA guidelines, UHD strives to provide reasonable academic/auxiliary aids to students who request and require them. If you believe that you have a documented disability requiring academic adjustments/ auxiliary aids, please contact the Office of Disability Services, One Main St., GSB314, Houston, TX 77002. (Office) 713-221-5078 (Website) </text:span><text:a xlink:type="simple" xlink:href="http://www.uhd.edu/disability/" text:style-name="Internet_20_link" text:visited-style-name="Visited_20_Internet_20_Link"><text:span text:style-name="T4">www.uhd.edu/disability/</text:span></text:a><text:span text:style-name="T2"> (Email) </text:span><text:a xlink:type="simple" xlink:href="mailto:disabilityservices@uhd.edu" text:style-name="Internet_20_link" text:visited-style-name="Visited_20_Internet_20_Link"><text:span text:style-name="T4">disabilityservices@uhd.edu</text:span></text:a><text:span text:style-name="T2">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NewRomanPS-BoldMT" svg:font-family="TimesNewRomanPS-BoldM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7T17:09:00.964105851</dc:date>
    <meta:editing-duration>PT1M12S</meta:editing-duration>
    <meta:editing-cycles>1</meta:editing-cycles>
    <meta:document-statistic meta:table-count="0" meta:image-count="0" meta:object-count="0" meta:page-count="1" meta:paragraph-count="22" meta:word-count="288" meta:character-count="2041" meta:non-whitespace-character-count="1718"/>
    <meta:generator>LibreOffice/6.0.7.3$Linux_X86_64 LibreOffice_project/00m0$Build-3</meta:generator>
  </office:meta>
</office:document-meta>
</file>